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text-properties officeooo:rsid="003d91f5" officeooo:paragraph-rsid="003d91f5"/>
    </style:style>
    <style:style style:name="P2" style:family="paragraph" style:parent-style-name="Normal">
      <style:text-properties officeooo:paragraph-rsid="003ef9d3"/>
    </style:style>
    <style:style style:name="P3" style:family="paragraph" style:parent-style-name="Normal">
      <style:text-properties officeooo:paragraph-rsid="004090fc"/>
    </style:style>
    <style:style style:name="P4" style:family="paragraph" style:parent-style-name="Normal">
      <style:text-properties officeooo:rsid="004090fc" officeooo:paragraph-rsid="004090fc"/>
    </style:style>
    <style:style style:name="P5" style:family="paragraph" style:parent-style-name="Normal">
      <style:text-properties officeooo:rsid="004147a8" officeooo:paragraph-rsid="004147a8"/>
    </style:style>
    <style:style style:name="P6" style:family="paragraph" style:parent-style-name="Normal">
      <style:text-properties officeooo:paragraph-rsid="004147a8"/>
    </style:style>
    <style:style style:name="P7" style:family="paragraph" style:parent-style-name="Normal">
      <style:text-properties officeooo:rsid="00415016" officeooo:paragraph-rsid="00415016"/>
    </style:style>
    <style:style style:name="T1" style:family="text">
      <style:text-properties officeooo:rsid="003ef9d3"/>
    </style:style>
    <style:style style:name="T2" style:family="text">
      <style:text-properties officeooo:rsid="004090fc"/>
    </style:style>
    <style:style style:name="T3" style:family="text">
      <style:text-properties officeooo:rsid="004147a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ustification letter for new role</text:h>
      <text:p text:style-name="Normal"/>
      <text:p text:style-name="P2"><text:span text:style-name="T1">Dear reviewers:</text:span></text:p>
      <text:p text:style-name="P2"><text:span text:style-name="T1">The Division of Emergency Medicine has produced high quality research for decades. However, this research traditionally focused on delivery of service, process comparisons and pharmaceutical efficacy. While we are free to innovate the “software” of our specialty as noted above, we have been dependent on others to innovate and create the “hardware” that we use – medical devices that help in diagnosis and therapeutics.</text:span></text:p>
      <text:p text:style-name="P3"><text:span text:style-name="T1">This new role – Medical Devices Research Scientist – will allow the Division to develop a competent research arm focused on medical devices. Dr. Tarek Loubani is a capable candidate for this position. He has a strong interest in medical devices, and has piloted the creation of a high-quality low-cost stethoscope to develop the process for developing devices in the emergency department.</text:span></text:p>
      <text:p text:style-name="P3"><text:span text:style-name="T2">Dr. Loubani’s planned research on pulse oximetry and electrocardiography will similarly be groundbreaking and useful.</text:span></text:p>
      <text:p text:style-name="P4">The deliverables of this role in its inaugural period are:</text:p>
      <text:p text:style-name="P4">1. To recruit a permanent research team of collaborators from the departments of Engineering, Biomedical engineering, Anaesthesia and other specialties who are experts in using devices commonly used in the emergency department</text:p>
      <text:p text:style-name="P4">2. <text:span text:style-name="T3">To develop a database for dissemination and distribution of medical devices to Western University and London Health Sciences Centre / SJHC</text:span></text:p>
      <text:p text:style-name="P5">3. To <text:span text:style-name="T2">create a low-cost stethoscope and deploy it to all emergency physicians, nurses and allied staff in London Health Sciences Centre</text:span></text:p>
      <text:p text:style-name="P4"><text:span text:style-name="T3">4. To create, validate and obtain licensing for a pulse oximeter that can be used in the LHSC/SJHC emergency department at a decreased cost with equivalent technical performance</text:span></text:p>
      <text:p text:style-name="P5">5. To create, validate and obtain licensing for an electrocardiogram that can be used in the LHSC/SJHC emergency department at a decreased cost with equivalent technical performance</text:p>
      <text:p text:style-name="P6"><text:span text:style-name="T3">6. To disseminate research about medical device innovation and research to the community at large through publication in Open Access medical and engineering journals</text:span></text:p>
      <text:p text:style-name="P6"/>
      <text:p text:style-name="P6"><text:span text:style-name="T3">As you will note, the work entailed in this role is important and potentially groundbreaking if it delivers the results we expect. This role has not received funding from any other source.</text:span></text:p>
      <text:p text:style-name="P7">Please do not hesitate to contact me if you have any further questions.</text:p>
      <text:p text:style-name="P7">Sincerely,</text:p>
      <text:p text:style-name="P7">Dr. Adam Duke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1%"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language="en" fo:country="CA" style:letter-kerning="true" style:font-name-complex="Tahoma1" style:font-family-complex="Tahoma"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Alex</meta:initial-creator>
    <meta:creation-date>2016-08-05T19:24:00Z</meta:creation-date>
    <dc:date>2016-09-30T13:23:38.199165513</dc:date>
    <meta:editing-cycles>120</meta:editing-cycles>
    <meta:editing-duration>P1DT12H53M41S</meta:editing-duration>
    <meta:document-statistic meta:table-count="0" meta:image-count="0" meta:object-count="0" meta:page-count="1" meta:paragraph-count="16" meta:word-count="359" meta:character-count="2343" meta:non-whitespace-character-count="1997"/>
    <meta:user-defined meta:name="ZOTERO_BREF_2yAgrFkd0neR_1">ZOTERO_ITEM CSL_CITATION {"citationID":"194dj7eh5o","properties":{"formattedCitation":"{\\rtf \\super 7\\nosupersub{}}","plainCitation":"7"},"citationItems":[{"id":912,"uris":["http://zotero.org/groups/233690/items/CBD8IWNP"],"uri":["http://zotero.org/gro</meta:user-defined>
    <meta:user-defined meta:name="ZOTERO_BREF_2yAgrFkd0neR_2">ups/233690/items/CBD8IWNP"],"itemData":{"id":912,"type":"article-journal","title":"Global operating theatre distribution and pulse oximetry supply: an estimation from reported data.","container-title":"Lancet","page":"1055-1061","issue":"376","author":[{"</meta:user-defined>
    <meta:user-defined meta:name="ZOTERO_BREF_2yAgrFkd0neR_3">family":"Funk","given":"LM"},{"family":"Weiser","given":"TG"},{"family":"Berry","given":"WR"}],"issued":{"date-parts":[["2010"]]}}}],"schema":"https://github.com/citation-style-language/schema/raw/master/csl-citation.json"}</meta:user-defined>
    <meta:user-defined meta:name="ZOTERO_BREF_6uOHCTD0tx2K_1">ZOTERO_BIBL {"custom":[]} CSL_BIBLIOGRAPHY</meta:user-defined>
    <meta:user-defined meta:name="ZOTERO_BREF_7EW2tOdzQVxe_1" meta:value-type="string">ZOTERO_ITEM CSL_CITATION {"citationID":"iijcsk67t","properties":{"formattedCitation":"{\\rtf \\super 1,2\\nosupersub{}}","plainCitation":"1,2"},"citationItems":[{"id":900,"uris":["http://zotero.org/groups/233690/items/EB3599VT"],"uri":["http://zotero.org/</meta:user-defined>
    <meta:user-defined meta:name="ZOTERO_BREF_7EW2tOdzQVxe_2" meta:value-type="string">groups/233690/items/EB3599VT"],"itemData":{"id":900,"type":"article-journal","title":"Anaesthesia in developing countries - a risk for patients","container-title":"Lancet","page":"968-969","issue":"371","author":[{"family":"Walker","given":"IA"},{"family"</meta:user-defined>
    <meta:user-defined meta:name="ZOTERO_BREF_7EW2tOdzQVxe_3" meta:value-type="string">:"Wilson","given":"IH"}],"issued":{"date-parts":[["2009"]]}}},{"id":902,"uris":["http://zotero.org/groups/233690/items/ZZPGPMIN"],"uri":["http://zotero.org/groups/233690/items/ZZPGPMIN"],"itemData":{"id":902,"type":"article-journal","title":"A surgical sa</meta:user-defined>
    <meta:user-defined meta:name="ZOTERO_BREF_7EW2tOdzQVxe_4" meta:value-type="string">fety checklist to reduce morbidity and mortality in a global population","container-title":"New Eng J Med","page":"491-499","issue":"360","author":[{"family":"Haynes","given":"A"},{"family":"Weiser","given":"T"},{"family":"Berry","given":"W"}],"issued":{"</meta:user-defined>
    <meta:user-defined meta:name="ZOTERO_BREF_7EW2tOdzQVxe_5" meta:value-type="string">date-parts":[["2009"]]}}}],"schema":"https://github.com/citation-style-language/schema/raw/master/csl-citation.json"}</meta:user-defined>
    <meta:user-defined meta:name="ZOTERO_BREF_MeQbjI9xnFJI_1" meta:value-type="string">ZOTERO_TEMP</meta:user-defined>
    <meta:user-defined meta:name="ZOTERO_BREF_SxQ9m5OQ09fn_1" meta:value-type="string">ZOTERO_ITEM CSL_CITATION {"citationID":"ao2m8p1r2","properties":{"formattedCitation":"{\\rtf \\super 9\\nosupersub{}}","plainCitation":"9"},"citationItems":[{"id":920,"uris":["http://zotero.org/groups/233690/items/38UGN58C"],"uri":["http://zotero.org/grou</meta:user-defined>
    <meta:user-defined meta:name="ZOTERO_BREF_SxQ9m5OQ09fn_2" meta:value-type="string">ps/233690/items/38UGN58C"],"itemData":{"id":920,"type":"article-journal","title":"Role of the surface electrocardiogram in developing countries","container-title":"Journal of Electrocardiology","page":"612-614","issue":"43","author":[{"family":"Varma","gi</meta:user-defined>
    <meta:user-defined meta:name="ZOTERO_BREF_SxQ9m5OQ09fn_3" meta:value-type="string">ven":"N"}],"issued":{"date-parts":[["2010"]]}}}],"schema":"https://github.com/citation-style-language/schema/raw/master/csl-citation.json"}</meta:user-defined>
    <meta:user-defined meta:name="ZOTERO_BREF_VFtelX7FzT2h_1" meta:value-type="string">ZOTERO_ITEM CSL_CITATION {"citationID":"10rp07euej","properties":{"formattedCitation":"{\\rtf \\super 8,9\\nosupersub{}}","plainCitation":"8,9"},"citationItems":[{"id":918,"uris":["http://zotero.org/groups/233690/items/D3S4Z2XN"],"uri":["http://zotero.org</meta:user-defined>
    <meta:user-defined meta:name="ZOTERO_BREF_VFtelX7FzT2h_2" meta:value-type="string">/groups/233690/items/D3S4Z2XN"],"itemData":{"id":918,"type":"article-journal","title":"Telemedicine in rural India","container-title":"PLoS Med","page":"e82","issue":"3","author":[{"family":"Bagchi","given":"S."}],"issued":{"date-parts":[["2006"]]}}},{"id</meta:user-defined>
    <meta:user-defined meta:name="ZOTERO_BREF_VFtelX7FzT2h_3" meta:value-type="string">":920,"uris":["http://zotero.org/groups/233690/items/38UGN58C"],"uri":["http://zotero.org/groups/233690/items/38UGN58C"],"itemData":{"id":920,"type":"article-journal","title":"Role of the surface electrocardiogram in developing countries","container-title</meta:user-defined>
    <meta:user-defined meta:name="ZOTERO_BREF_VFtelX7FzT2h_4" meta:value-type="string">":"Journal of Electrocardiology","page":"612-614","issue":"43","author":[{"family":"Varma","given":"N"}],"issued":{"date-parts":[["2010"]]}}}],"schema":"https://github.com/citation-style-language/schema/raw/master/csl-citation.json"}</meta:user-defined>
    <meta:user-defined meta:name="ZOTERO_BREF_VT819KOStowA_1" meta:value-type="string">ZOTERO_ITEM CSL_CITATION {"citationID":"163jadje52","properties":{"formattedCitation":"{\\rtf \\super 8\\nosupersub{}}","plainCitation":"8"},"citationItems":[{"id":918,"uris":["http://zotero.org/groups/233690/items/D3S4Z2XN"],"uri":["http://zotero.org/gro</meta:user-defined>
    <meta:user-defined meta:name="ZOTERO_BREF_VT819KOStowA_2" meta:value-type="string">ups/233690/items/D3S4Z2XN"],"itemData":{"id":918,"type":"article-journal","title":"Telemedicine in rural India","container-title":"PLoS Med","page":"e82","issue":"3","author":[{"family":"Bagchi","given":"S."}],"issued":{"date-parts":[["2006"]]}}}],"schema</meta:user-defined>
    <meta:user-defined meta:name="ZOTERO_BREF_VT819KOStowA_3" meta:value-type="string">":"https://github.com/citation-style-language/schema/raw/master/csl-citation.json"}</meta:user-defined>
    <meta:user-defined meta:name="ZOTERO_BREF_YuJorSNHtC9V_1" meta:value-type="string">ZOTERO_ITEM CSL_CITATION {"citationID":"37v25to65","properties":{"formattedCitation":"{\\rtf \\super 6\\nosupersub{}}","plainCitation":"6"},"citationItems":[{"id":911,"uris":["http://zotero.org/groups/233690/items/F26XQABF"],"uri":["http://zotero.org/grou</meta:user-defined>
    <meta:user-defined meta:name="ZOTERO_BREF_YuJorSNHtC9V_2" meta:value-type="string">ps/233690/items/F26XQABF"],"itemData":{"id":911,"type":"article","title":"Global Pulse Oximetry Project","URL":"http://www.who.int/patientsafety/ events/08/1st_pulse_oximetry_meeting_background_doc.pdf","author":[{"family":"WHO","given":""}],"issued":{"da</meta:user-defined>
    <meta:user-defined meta:name="ZOTERO_BREF_YuJorSNHtC9V_3" meta:value-type="string">te-parts":[["2008"]]},"accessed":{"date-parts":[["2016",8,4]]}}}],"schema":"https://github.com/citation-style-language/schema/raw/master/csl-citation.json"}</meta:user-defined>
    <meta:user-defined meta:name="ZOTERO_BREF_o2vBzNJrzB7y_1" meta:value-type="string">ZOTERO_TEMP</meta:user-defined>
    <meta:user-defined meta:name="ZOTERO_BREF_tnZ695tuCPrC_1" meta:value-type="string">ZOTERO_ITEM CSL_CITATION {"citationID":"27c1heajus","properties":{"formattedCitation":"{\\rtf \\super 5\\nosupersub{}}","plainCitation":"5"},"citationItems":[{"id":914,"uris":["http://zotero.org/groups/233690/items/QKPAA46F"],"uri":["http://zotero.org/gro</meta:user-defined>
    <meta:user-defined meta:name="ZOTERO_BREF_tnZ695tuCPrC_2" meta:value-type="string">ups/233690/items/QKPAA46F"],"itemData":{"id":914,"type":"article-journal","title":"A Global Perspective on Acute Respiratory Distress Syndrome and the Truth about Hypoxia in Resource-limited Settings","container-title":"American Journal of Respiratory and</meta:user-defined>
    <meta:user-defined meta:name="ZOTERO_BREF_tnZ695tuCPrC_3" meta:value-type="string"> Critical Care Medicine","page":"5-7","issue":"193.1","author":[{"family":"Kwizera","given":"Arthur"},{"family":"Dunser","given":"Martin"}],"issued":{"date-parts":[["2016"]]}}}],"schema":"https://github.com/citation-style-language/schema/raw/master/csl-ci</meta:user-defined>
    <meta:user-defined meta:name="ZOTERO_BREF_tnZ695tuCPrC_4" meta:value-type="string">tation.json"}</meta:user-defined>
    <meta:user-defined meta:name="ZOTERO_BREF_wBekPLU6gazP_1" meta:value-type="string">ZOTERO_ITEM CSL_CITATION {"citationID":"15luppdgnr","properties":{"formattedCitation":"{\\rtf \\super 3,4\\nosupersub{}}","plainCitation":"3,4"},"citationItems":[{"id":907,"uris":["http://zotero.org/groups/233690/items/9JN9QWJW"],"uri":["http://zotero.org</meta:user-defined>
    <meta:user-defined meta:name="ZOTERO_BREF_wBekPLU6gazP_2" meta:value-type="string">/groups/233690/items/9JN9QWJW"],"itemData":{"id":907,"type":"article-journal","title":"Oxygen is an essential medicine: a call for international action.","container-title":"Int J Tuberc Lung Dis","page":"1362-1368","issue":"14","author":[{"family":"Duke",</meta:user-defined>
    <meta:user-defined meta:name="ZOTERO_BREF_wBekPLU6gazP_3" meta:value-type="string">"given":"T"},{"family":"Graham","given":"SM"},{"family":"Cherian","given":"MN"}],"issued":{"date-parts":[["2010"]]}}},{"id":910,"uris":["http://zotero.org/groups/233690/items/R2NXN6VU"],"uri":["http://zotero.org/groups/233690/items/R2NXN6VU"],"itemData":{</meta:user-defined>
    <meta:user-defined meta:name="ZOTERO_BREF_wBekPLU6gazP_4" meta:value-type="string">"id":910,"type":"book","title":"Treatment of childhood pneumonia in developing countries","publisher-place":"http://www.intechopen.com/books/ health-management/treatment-of-childhood-pneumonia-indeveloping-countries","event-place":"http://www.intechopen.c</meta:user-defined>
    <meta:user-defined meta:name="ZOTERO_BREF_wBekPLU6gazP_5" meta:value-type="string">om/books/ health-management/treatment-of-childhood-pneumonia-indeveloping-countries","ISBN":"978-953-307-120-6","author":[{"family":"Ashraf","given":"H"},{"family":"Jobayer","given":"M"},{"family":"Alam","given":"N"}],"issued":{"date-parts":[["2010"]]}}}]</meta:user-defined>
    <meta:user-defined meta:name="ZOTERO_BREF_wBekPLU6gazP_6" meta:value-type="string">,"schema":"https://github.com/citation-style-language/schema/raw/master/csl-citation.json"}</meta:user-defined>
    <meta:user-defined meta:name="ZOTERO_BREF_zr69zwezkXIv_1" meta:value-type="string">ZOTERO_ITEM CSL_CITATION {"citationID":"iQIpodtW","properties":{"formattedCitation":"{\\rtf \\super 10,11\\nosupersub{}}","plainCitation":"10,11"},"citationItems":[{"id":895,"uris":["http://zotero.org/groups/233690/items/FTNFW7BS"],"uri":["http://zotero.o</meta:user-defined>
    <meta:user-defined meta:name="ZOTERO_BREF_zr69zwezkXIv_2" meta:value-type="string">rg/groups/233690/items/FTNFW7BS"],"itemData":{"id":895,"type":"article-journal","title":"An Open-source Toolbox for Analysing and Processing PhysioNet Databases in MATLAB and Octave","container-title":"Journal of Open Research Software","volume":"2","issu</meta:user-defined>
    <meta:user-defined meta:name="ZOTERO_BREF_zr69zwezkXIv_3" meta:value-type="string">e":"1","source":"openresearchsoftware.metajnl.com","abstract":"The WaveForm DataBase (WFDB) Toolbox for MATLAB/Octave enables  integrated access to PhysioNet's software and databases. Using the WFDB Toolbox for MATLAB/Octave, users have access to over 50 </meta:user-defined>
    <meta:user-defined meta:name="ZOTERO_BREF_zr69zwezkXIv_4" meta:value-type="string">physiological databases in PhysioNet. The toolbox allows direct loading into MATLAB/Octave's workspace of over 4 TB of biomedical signals including ECG, EEG, EMG, and PLETH. Additionally, most signals are accompanied by meta data such as medical annotatio</meta:user-defined>
    <meta:user-defined meta:name="ZOTERO_BREF_zr69zwezkXIv_5" meta:value-type="string">ns of clinical events: arrhythmias, sleep stages, seizures, hypotensive episodes, etc. Users of this toolbox should easily be able to reproduce, validate, and compare results published based on PhysioNet's software and databases.","URL":"http://openresear</meta:user-defined>
    <meta:user-defined meta:name="ZOTERO_BREF_zr69zwezkXIv_6" meta:value-type="string">chsoftware.metajnl.com/articles/10.5334/jors.bi/","DOI":"10.5334/jors.bi","ISSN":"2049-9647","language":"en","author":[{"family":"Silva","given":"Ikaro"},{"family":"Moody","given":"George"}],"issued":{"date-parts":[["2014",9,24]]},"accessed":{"date-parts"</meta:user-defined>
    <meta:user-defined meta:name="ZOTERO_BREF_zr69zwezkXIv_7" meta:value-type="string">:[["2016",7,18]]}}},{"id":922,"uris":["http://zotero.org/groups/233690/items/ZHKP3K77"],"uri":["http://zotero.org/groups/233690/items/ZHKP3K77"],"itemData":{"id":922,"type":"article-journal","title":"PhysioNet: an NIH research resource for complex signals</meta:user-defined>
    <meta:user-defined meta:name="ZOTERO_BREF_zr69zwezkXIv_8" meta:value-type="string">","container-title":"Journal of Electrocardiology","page":"139-144","volume":"36","author":[{"family":"Costa","given":"Madalena"},{"family":"Moody","given":"George"},{"family":"Henry","given":"Isaac"},{"family":"Goldberger","given":"Ary L."}],"issued":{"d</meta:user-defined>
    <meta:user-defined meta:name="ZOTERO_BREF_zr69zwezkXIv_9" meta:value-type="string">ate-parts":[["2003"]]}}}],"schema":"https://github.com/citation-style-language/schema/raw/master/csl-citation.json"}</meta:user-defined>
    <meta:user-defined meta:name="ZOTERO_PREF_1" meta:value-type="string">&lt;data data-version="3" zotero-version="4.0.29.10"&gt;&lt;session id="GJkNzahp"/&gt;&lt;style id="http://www.zotero.org/styles/nature" hasBibliography="1" bibliographyStyleHasBeenSet="1"/&gt;&lt;prefs&gt;&lt;pref name="fieldType" value="Bookmark"/&gt;&lt;pref name="storeReferences" val</meta:user-defined>
    <meta:user-defined meta:name="ZOTERO_PREF_2" meta:value-type="string">ue="true"/&gt;&lt;pref name="automaticJournalAbbreviations" value="true"/&gt;&lt;pref name="noteType" value=""/&gt;&lt;/prefs&gt;&lt;/data&gt;</meta:user-defined>
    <meta:template xlink:type="simple" xlink:actuate="onRequest" xlink:title="" xlink:href="Normal.dotm"/>
  </office:meta>
</office:document-meta>
</file>